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6" style:family="table">
      <style:table-properties style:width="184.52mm" fo:margin-left="-0.44mm" table:align="left" style:writing-mode="lr-tb"/>
    </style:style>
    <style:style style:name="Table6.A" style:family="table-column">
      <style:table-column-properties style:column-width="12.58mm"/>
    </style:style>
    <style:style style:name="Table6.B" style:family="table-column">
      <style:table-column-properties style:column-width="43.87mm"/>
    </style:style>
    <style:style style:name="Table6.C" style:family="table-column">
      <style:table-column-properties style:column-width="15.43mm"/>
    </style:style>
    <style:style style:name="Table6.D" style:family="table-column">
      <style:table-column-properties style:column-width="20.07mm"/>
    </style:style>
    <style:style style:name="Table6.E" style:family="table-column">
      <style:table-column-properties style:column-width="30.2mm"/>
    </style:style>
    <style:style style:name="Table6.F" style:family="table-column">
      <style:table-column-properties style:column-width="27.78mm"/>
    </style:style>
    <style:style style:name="Table6.G" style:family="table-column">
      <style:table-column-properties style:column-width="34.59m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6.G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6.A2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6.A3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6.A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6.G5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" style:family="table">
      <style:table-properties style:width="187.41mm" table:align="margins"/>
    </style:style>
    <style:style style:name="Table1.A" style:family="table-column">
      <style:table-column-properties style:column-width="62.48mm" style:rel-column-width="21845*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" style:family="paragraph" style:parent-style-name="Standard">
      <style:paragraph-properties fo:line-height="115%" fo:text-align="justify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mm" fo:margin-bottom="0mm" fo:line-height="100%" fo:text-align="center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margin-top="0mm" fo:margin-bottom="0mm" fo:line-height="100%" fo:text-align="end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8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9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1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7.78mm" style:type="center"/>
          <style:tab-stop style:position="146.84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2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3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0mm" fo:margin-right="0mm" fo:margin-top="0mm" fo:margin-bottom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15" style:family="paragraph" style:parent-style-name="Standard">
      <style:paragraph-properties fo:margin-left="12.7mm" fo:margin-right="0mm" fo:line-height="115%" fo:text-align="justify" style:justify-single-word="false" fo:text-indent="12.7m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6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style:text-underline-style="none" fo:font-weight="bold" style:font-size-asian="12pt" style:font-weight-asian="bold" style:font-name-complex="Times New Roman" style:font-size-complex="12pt"/>
    </style:style>
    <style:style style:name="P17" style:family="paragraph" style:parent-style-name="Standard">
      <style:paragraph-properties fo:line-height="115%" fo:text-align="start" style:justify-single-word="false">
        <style:tab-stops>
          <style:tab-stop style:position="57.11mm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19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20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21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22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23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24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25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Công ty CP CS Việt Phú Thịnh</text:span><text:tab/><text:tab/><text:tab/><text:tab/><text:tab/><text:tab/><text:span text:style-name="T1">Tp.HCM, ngày <text:s/>tháng <text:s/>năm </text:span></text:p>
      <text:p text:style-name="P16">Số : <text:span text:style-name="T1"><text:placeholder text:placeholder-type="text">&lt;o.so_thanhtoan or ''&gt;</text:placeholder></text:span></text:p>
      <text:p text:style-name="P2"/>
      <text:p text:style-name="P19">YÊU CẦU THANH TOÁN</text:p>
      <text:p text:style-name="P20">KÍNH GỬI: GIÁM ĐỐC CÔNG TY</text:p>
      <text:p text:style-name="P21">Căn cứ hợp đồng: <text:span text:style-name="T3"><text:placeholder text:placeholder-type="text">&lt;o.hop_dong_id and o.hop_dong_id.name or ''&gt;</text:placeholder></text:span><text:span text:style-name="T3"><text:tab/><text:tab/></text:span><text:span text:style-name="T1">ngày: </text:span><text:span text:style-name="T1"><text:placeholder text:placeholder-type="text">&lt;o.hop_dong_id and o.hop_dong_id.tu_ngay or ''&gt;</text:placeholder></text:span></text:p>
      <table:table table:name="Table1" table:style-name="Table1">
        <table:table-column table:style-name="Table1.A" table:number-columns-repeated="3"/>
        <table:table-row>
          <table:table-cell table:style-name="Table1.A1" table:number-columns-spanned="3" office:value-type="string">
            <text:p text:style-name="P25"><text:placeholder text:placeholder-type="text">&lt;for each="sequence,line in enumerate(o.hop_dong_id.hopdong_line)"&gt;</text:placeholder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2">Loại hàng: <text:span text:style-name="T1"><text:placeholder text:placeholder-type="text">&lt;line.product_id.default_code&gt;</text:placeholder></text:span></text:p>
          </table:table-cell>
          <table:table-cell table:style-name="Table1.A2" office:value-type="string">
            <text:p text:style-name="P26">Số lượng: <text:span text:style-name="T1"><text:placeholder text:placeholder-type="text">&lt;convert_f_amount(line.product_qty)&gt;</text:placeholder></text:span></text:p>
          </table:table-cell>
          <table:table-cell table:style-name="Table1.C2" office:value-type="string">
            <text:p text:style-name="P26">Đơn giá: <text:span text:style-name="T1"><text:placeholder text:placeholder-type="text">&lt;convert_f_amount(line.price_unit)&gt;</text:placeholder></text:span></text:p>
          </table:table-cell>
        </table:table-row>
        <table:table-row>
          <table:table-cell table:style-name="Table1.C2" table:number-columns-spanned="3" office:value-type="string">
            <text:p text:style-name="P24"><text:placeholder text:placeholder-type="text">&lt;/for&gt;</text:placeholder></text:p>
          </table:table-cell>
          <table:covered-table-cell/>
          <table:covered-table-cell/>
        </table:table-row>
      </table:table>
      <text:p text:style-name="P21"><text:span text:style-name="T1">Đề nghị thanh toán bằng: <text:tab/><text:tab/><text:tab/><text:tab/><text:tab/><text:tab/><text:tab/><text:tab/><text:tab/>ngày: </text:span><text:span text:style-name="T1"><text:placeholder text:placeholder-type="text">&lt;o.date&gt;</text:placeholder></text:span></text:p>
      <text:p text:style-name="P21"><text:span text:style-name="T1">Đơn vị<text:tab/><text:tab/>: </text:span><text:span text:style-name="T2"><text:placeholder text:placeholder-type="text">&lt;o.partner_id and o.partner_id.name or ''&gt;</text:placeholder></text:span></text:p>
      <text:p text:style-name="P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1">STT</text:p>
          </table:table-cell>
          <table:table-cell table:style-name="Table6.A1" office:value-type="string">
            <text:p text:style-name="P1">Tên hàng</text:p>
          </table:table-cell>
          <table:table-cell table:style-name="Table6.A1" office:value-type="string">
            <text:p text:style-name="P1">ĐVT</text:p>
          </table:table-cell>
          <table:table-cell table:style-name="Table6.A1" office:value-type="string">
            <text:p text:style-name="P1">Số lượng</text:p>
          </table:table-cell>
          <table:table-cell table:style-name="Table6.A1" office:value-type="string">
            <text:p text:style-name="P1">Đơn giá trước thuế</text:p>
          </table:table-cell>
          <table:table-cell table:style-name="Table6.A1" office:value-type="string">
            <text:p text:style-name="P1">Thuế GTGT</text:p>
          </table:table-cell>
          <table:table-cell table:style-name="Table6.G1" office:value-type="string">
            <text:p text:style-name="P1">Thành tiền</text:p>
          </table:table-cell>
        </table:table-row>
        <table:table-row table:style-name="Table6.1">
          <table:table-cell table:style-name="Table6.A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4"/>
          </table:table-cell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/>
          </table:table-cell>
          <table:table-cell table:style-name="Table6.G1" office:value-type="string">
            <text:p text:style-name="P13"/>
          </table:table-cell>
        </table:table-row>
        <table:table-row table:style-name="Table6.1">
          <table:table-cell table:style-name="Table6.A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5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6.A5" office:value-type="string">
            <text:p text:style-name="P14"/>
          </table:table-cell>
          <table:table-cell table:style-name="Table6.G5" office:value-type="string">
            <text:p text:style-name="P14"/>
          </table:table-cell>
        </table:table-row>
      </table:table>
      <text:p text:style-name="P18"><text:span text:style-name="T3"/></text:p>
      <text:p text:style-name="P15"/>
      <text:p text:style-name="P11"><text:tab/>Người đề nghị<text:tab/>Giám đốc duyệt </text:p>
      <text:p text:style-name="P10"/>
      <text:p text:style-name="P10"/>
      <text:p text:style-name="P10"/>
      <text:p text:style-name="P7"/>
      <text:p text:style-name="P12"><text:span text:style-name="T1"><text:tab/></text:span><text:span text:style-name="T1"><text:placeholder text:placeholder-type="text">&lt;o.nguoi_de_nghi_id and o.nguoi_de_nghi_id .name or ''&gt;</text:placeholder></text:span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4.78mm" fo:margin-bottom="4.46mm" fo:margin-left="13.23mm" fo:margin-right="15.2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11-19T15:55:49</dc:date>
    <dc:creator>TrongNguyen </dc:creator>
    <meta:editing-duration>PT3H40M</meta:editing-duration>
    <meta:editing-cycles>96</meta:editing-cycles>
    <meta:generator>LibreOffice/3.5$Linux_x86 LibreOffice_project/350m1$Build-2</meta:generator>
    <meta:document-statistic meta:table-count="2" meta:image-count="0" meta:object-count="0" meta:page-count="1" meta:paragraph-count="21" meta:word-count="98" meta:character-count="691" meta:non-whitespace-character-count="591"/>
  </office:meta>
</office:document-meta>
</file>